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verdana" svg:font-family="verdana, 'Helvetica Neue', Helvetica, Arial, sans-serif"/>
  </office:font-face-decls>
  <office:automatic-styles>
    <style:style style:name="P1" style:family="paragraph" style:parent-style-name="Standard">
      <style:paragraph-properties fo:margin-left="1.27cm" fo:margin-right="0cm" fo:margin-top="0.212cm" fo:margin-bottom="0.212cm" style:contextual-spacing="false" fo:text-align="start" style:justify-single-word="false" fo:orphans="2" fo:widows="2" fo:text-indent="0cm" style:auto-text-indent="false"/>
      <style:text-properties fo:font-variant="normal" fo:text-transform="none" fo:color="#000000" loext:opacity="100%" style:font-name="verdana" fo:font-size="7.80000019073486pt" fo:letter-spacing="normal" fo:font-style="normal" fo:font-weight="normal" fo:background-color="#f8ebff" loext:padding="0cm" loext:border="none"/>
    </style:style>
    <style:style style:name="P2" style:family="paragraph" style:parent-style-name="Standard">
      <style:paragraph-properties fo:margin-left="1.27cm" fo:margin-right="0cm" fo:margin-top="0.212cm" fo:margin-bottom="0.212cm" style:contextual-spacing="false" fo:text-align="start" style:justify-single-word="false" fo:orphans="2" fo:widows="2" fo:text-indent="0cm" style:auto-text-indent="false"/>
      <style:text-properties fo:font-variant="normal" fo:text-transform="none" fo:color="#000000" loext:opacity="100%" style:font-name="verdana" fo:font-size="7.80000019073486pt" fo:letter-spacing="normal" fo:font-style="normal" fo:font-weight="normal" officeooo:rsid="00203e05" officeooo:paragraph-rsid="00203e05" fo:background-color="#f8ebff" loext:padding="0cm" loext:border="none"/>
    </style:style>
    <style:style style:name="T1" style:family="text">
      <style:text-properties officeooo:rsid="001eb33c"/>
    </style:style>
    <style:style style:name="T2" style:family="text">
      <style:text-properties officeooo:rsid="00203e05"/>
    </style:style>
    <style:style style:name="T3" style:family="text">
      <style:text-properties officeooo:rsid="0021d98e"/>
    </style:style>
    <style:style style:name="T4" style:family="text">
      <style:text-properties officeooo:rsid="0021eb6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 Was war für mich neu?</text:p>
      <text:p text:style-name="P1">- <text:span text:style-name="T1">Arbeit mit Sprachkorpora</text:span></text:p>
      <text:p text:style-name="P1">- <text:span text:style-name="T1">unterschiedliche Wörterbücher, Grammatiken und Möglichkeiten der Anwendung im Unterricht</text:span></text:p>
      <text:p text:style-name="P1">- <text:span text:style-name="T2">Konzept und Begrifflichkeiten Autosemantika und Synsemantika</text:span></text:p>
      <text:p text:style-name="P1">- <text:span text:style-name="T3">Federmodell und Valenzgrammatik (Ich habe in der Schule nur traditionelle Grammatik gelernt, sofern ich mich richtig erinnere)</text:span></text:p>
      <text:p text:style-name="P1">- <text:span text:style-name="T4">Vermittlung von Wortakzenten</text:span></text:p>
      <text:p text:style-name="P1"/>
      <text:p text:style-name="P1">b) Was hat mich überrascht?</text:p>
      <text:p text:style-name="P2">- Ich war mir dessen in gewisser Hinsicht schon bewusst, aber mich hat es trotzdem etwas überrascht, wie sehr die deutsche Sprache sich wandelt und dass man oft selbst subjektiv fehlerhaft klingende Formulierungen nicht als „falsch“ zurückweisen kann.</text:p>
      <text:p text:style-name="P2">- Wie hilfreich und wichtig formelhafte Wendungen sind</text:p>
      <text:p text:style-name="P2"/>
      <text:p text:style-name="P1">c) Was finde ich interessant?</text:p>
      <text:p text:style-name="P1">- <text:span text:style-name="T3">Methode zur Einführung reflexiver Verben durch Pantomime-Spiel</text:span></text:p>
      <text:p text:style-name="P1">- <text:span text:style-name="T3">Nutzung der Erstsprache oder anderer gelernter Fremdspracher zur Vermittlung der deutschen Sprache als Fremdsprache</text:span></text:p>
      <text:p text:style-name="P1">- <text:span text:style-name="T4">Existenz unterschiedlicher Klänge in verschiedenen Sprachen und damit verbundene Schwierigkeiten der Aussprache, sowie Unterschiede der Sprachmelodie und die kommunikative Wirkung von Intonation.</text:span></text:p>
      <text:p text:style-name="P1"/>
      <text:p text:style-name="P1">d) Worüber möchte ich mehr wissen?</text:p>
      <text:p text:style-name="P1">- <text:span text:style-name="T1">Datenbanken auf grammis – Wie kann ich diese geschickt anwenden?</text:span></text:p>
      <text:p text:style-name="P1">- <text:span text:style-name="T2">Hilfen zur Memorierung </text:span><text:span text:style-name="T3">der Genusmarkierung und Pluralbildung</text:span></text:p>
      <text:p text:style-name="P1">- <text:span text:style-name="T3">Beispiele der Vermittlung von starken und schwachen Verben (vor allem bei Verben, welche sowohl stark als auch schwach konjugiert werden)</text:span></text:p>
      <text:p text:style-name="P1">- <text:span text:style-name="T3">Methoden zur Vermittlung des Unterschieds zwischen Zeit und Tempus</text:span></text:p>
      <text:p text:style-name="P1">- <text:span text:style-name="T4">Methoden zur Vermittlung der Wortstellung im Deutschen (es gibt so viele Varianten…)</text:span></text:p>
      <text:p text:style-name="P1"/>
      <text:p text:style-name="P1">e) Wo stimme ich nicht zu?</text:p>
      <text:p text:style-name="P2">Regelvermittlung zur Genus Memorierung: Im Gegensatz zu den Autoren, halte ich es <text:span text:style-name="T3">fast </text:span><text:s/>immer für sinnvoll, Regeln oder Gedächtnisstützen zur Genuszuweisung zu vermitteln. Falls es Ausnahmen gibt, sollten diese natürlich genannt werden.</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verdana" svg:font-family="verdana, 'Helvetica Neue', Helvetica,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8-08T11:41:11.556000000</meta:creation-date>
    <dc:date>2023-08-08T12:18:59.831000000</dc:date>
    <meta:editing-duration>PT37M47S</meta:editing-duration>
    <meta:editing-cycles>5</meta:editing-cycles>
    <meta:generator>LibreOffice/7.5.3.2$Windows_X86_64 LibreOffice_project/9f56dff12ba03b9acd7730a5a481eea045e468f3</meta:generator>
    <meta:document-statistic meta:table-count="0" meta:image-count="0" meta:object-count="0" meta:page-count="1" meta:paragraph-count="21" meta:word-count="257" meta:character-count="1816" meta:non-whitespace-character-count="1578"/>
  </office:meta>
</office:document-meta>
</file>